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arl Perkins - Everybody's tryin' to be my baby </text:p>
      <text:p text:style-name="Preformatted_20_Text">Well they took some honey from a tree</text:p>
      <text:p text:style-name="Preformatted_20_Text">Dressed it up and they called it me</text:p>
      <text:p text:style-name="Preformatted_20_Text">Everybody's tryin' to be my baby</text:p>
      <text:p text:style-name="Preformatted_20_Text">Everybody's tryin' to be my baby</text:p>
      <text:p text:style-name="Preformatted_20_Text">Everybody's tryin' to be my baby now</text:p>
      <text:p text:style-name="Preformatted_20_Text">I woke up last night, half past four</text:p>
      <text:p text:style-name="Preformatted_20_Text">Fifteen women knocking at my door</text:p>
      <text:p text:style-name="Preformatted_20_Text">Everybody's tryin' to be my baby</text:p>
      <text:p text:style-name="Preformatted_20_Text">Everybody's tryin' to be my baby</text:p>
      <text:p text:style-name="Preformatted_20_Text">Everybody's tryin' to be my baby now</text:p>
      <text:p text:style-name="Preformatted_20_Text">Went out last night, I didn't stay late</text:p>
      <text:p text:style-name="Preformatted_20_Text">Before home I had nineteen dates</text:p>
      <text:p text:style-name="Preformatted_20_Text">Everybody's tryin' to be my baby</text:p>
      <text:p text:style-name="Preformatted_20_Text">Everybody's tryin' to be my baby</text:p>
      <text:p text:style-name="Preformatted_20_Text">Everybody's tryin' to be my baby n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document-statistic meta:table-count="0" meta:image-count="0" meta:object-count="0" meta:page-count="1" meta:paragraph-count="16" meta:word-count="110" meta:character-count="560"/>
    <dc:date>2009-04-29T17:36:00</dc:date>
    <dc:creator>rodolfoap</dc:creator>
    <meta:editing-duration>PT00H02M14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